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9"/>
    <style:style style:name="ce3" style:family="table-cell" style:parent-style-name="Default" style:data-style-name="N120"/>
    <style:style style:name="ce4" style:family="table-cell" style:parent-style-name="Default" style:data-style-name="N118"/>
  </office:automatic-styles>
  <office:body>
    <office:spreadsheet>
      <table:table table:name="Line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>
            <text:p>set</text:p>
          </table:table-cell>
          <table:table-cell office:value-type="string">
            <text:p>L-V</text:p>
          </table:table-cell>
          <table:table-cell office:value-type="string">
            <text:p>R-V</text:p>
          </table:table-cell>
          <table:table-cell office:value-type="string">
            <text:p>L-dBm</text:p>
          </table:table-cell>
          <table:table-cell office:value-type="string">
            <text:p>R-dBm</text:p>
          </table:table-cell>
          <table:table-cell table:number-columns-repeated="3"/>
        </table:table-row>
        <table:table-row table:style-name="ro1">
          <table:table-cell office:value-type="float" office:value="0.01">
            <text:p>0.01</text:p>
          </table:table-cell>
          <table:table-cell/>
          <table:table-cell office:value-type="float" office:value="0.0229">
            <text:p>0.0229</text:p>
          </table:table-cell>
          <table:table-cell table:number-columns-repeated="2"/>
          <table:table-cell table:formula="of:=[.C2]/[.A2]" office:value-type="float" office:value="2.29">
            <text:p>2.2900</text:p>
          </table:table-cell>
          <table:table-cell table:formula="of:=([.F2]-ta)/ta" office:value-type="percentage" office:value="0.049015841433479">
            <text:p>4.9016%</text:p>
          </table:table-cell>
          <table:table-cell table:formula="of:=AVERAGE([.F5:.F14])" office:value-type="float" office:value="2.18299849206349">
            <text:p>2.1829984921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/>
          <table:table-cell office:value-type="float" office:value="0.0444">
            <text:p>0.0444</text:p>
          </table:table-cell>
          <table:table-cell table:number-columns-repeated="2"/>
          <table:table-cell table:formula="of:=[.C3]/[.A3]" office:value-type="float" office:value="2.22">
            <text:p>2.2200</text:p>
          </table:table-cell>
          <table:table-cell table:formula="of:=([.F3]-ta)/ta" office:value-type="percentage" office:value="0.0169498550141151">
            <text:p>1.6950%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/>
          <table:table-cell office:value-type="float" office:value="0.1094">
            <text:p>0.1094</text:p>
          </table:table-cell>
          <table:table-cell table:number-columns-repeated="2"/>
          <table:table-cell table:formula="of:=[.C4]/[.A4]" office:value-type="float" office:value="2.188">
            <text:p>2.1880</text:p>
          </table:table-cell>
          <table:table-cell table:formula="of:=([.F4]-ta)/ta" office:value-type="percentage" office:value="0.00229111836526295">
            <text:p>0.2291%</text:p>
          </table:table-cell>
          <table:table-cell/>
        </table:table-row>
        <table:table-row table:style-name="ro1">
          <table:table-cell office:value-type="float" office:value="0.1">
            <text:p>0.10</text:p>
          </table:table-cell>
          <table:table-cell/>
          <table:table-cell office:value-type="float" office:value="0.2184">
            <text:p>0.2184</text:p>
          </table:table-cell>
          <table:table-cell table:number-columns-repeated="2"/>
          <table:table-cell table:formula="of:=[.C5]/[.A5]" office:value-type="float" office:value="2.184">
            <text:p>2.1840</text:p>
          </table:table-cell>
          <table:table-cell table:formula="of:=([.F5]-ta)/ta" office:value-type="percentage" office:value="0.000458776284156437">
            <text:p>0.0459%</text:p>
          </table:table-cell>
          <table:table-cell/>
        </table:table-row>
        <table:table-row table:style-name="ro1">
          <table:table-cell office:value-type="float" office:value="0.2">
            <text:p>0.20</text:p>
          </table:table-cell>
          <table:table-cell/>
          <table:table-cell office:value-type="float" office:value="0.4366">
            <text:p>0.4366</text:p>
          </table:table-cell>
          <table:table-cell table:number-columns-repeated="2"/>
          <table:table-cell table:formula="of:=[.C6]/[.A6]" office:value-type="float" office:value="2.183">
            <text:p>2.1830</text:p>
          </table:table-cell>
          <table:table-cell table:formula="of:=([.F6]-ta)/ta" office:value-type="percentage" office:value="0.000000690763879859397">
            <text:p>0.0001%</text:p>
          </table:table-cell>
          <table:table-cell/>
        </table:table-row>
        <table:table-row table:style-name="ro1">
          <table:table-cell office:value-type="float" office:value="0.3">
            <text:p>0.30</text:p>
          </table:table-cell>
          <table:table-cell/>
          <table:table-cell office:value-type="float" office:value="0.6547">
            <text:p>0.6547</text:p>
          </table:table-cell>
          <table:table-cell table:number-columns-repeated="2"/>
          <table:table-cell table:formula="of:=[.C7]/[.A7]" office:value-type="float" office:value="2.18233333333333">
            <text:p>2.1823</text:p>
          </table:table-cell>
          <table:table-cell table:formula="of:=([.F7]-ta)/ta" office:value-type="percentage" office:value="-0.000304699582971396">
            <text:p>-0.0305%</text:p>
          </table:table-cell>
          <table:table-cell/>
        </table:table-row>
        <table:table-row table:style-name="ro1">
          <table:table-cell office:value-type="float" office:value="0.4">
            <text:p>0.40</text:p>
          </table:table-cell>
          <table:table-cell/>
          <table:table-cell office:value-type="float" office:value="0.8731">
            <text:p>0.8731</text:p>
          </table:table-cell>
          <table:table-cell table:number-columns-repeated="2"/>
          <table:table-cell table:formula="of:=[.C8]/[.A8]" office:value-type="float" office:value="2.18275">
            <text:p>2.1828</text:p>
          </table:table-cell>
          <table:table-cell table:formula="of:=([.F8]-ta)/ta" office:value-type="percentage" office:value="-0.000113830616189438">
            <text:p>-0.0114%</text:p>
          </table:table-cell>
          <table:table-cell/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1.0916">
            <text:p>1.0916</text:p>
          </table:table-cell>
          <table:table-cell office:value-type="float" office:value="1.0914">
            <text:p>1.0914</text:p>
          </table:table-cell>
          <table:table-cell table:formula="of:=20*LOG([.B9]/SQRT(0.6);10)" office:value-type="float" office:value="2.97975803612074">
            <text:p>2.9797580361</text:p>
          </table:table-cell>
          <table:table-cell table:formula="of:=20*LOG([.C9]/SQRT(0.6);10)" office:value-type="float" office:value="2.97816648510611">
            <text:p>2.9781664851</text:p>
          </table:table-cell>
          <table:table-cell table:formula="of:=[.C9]/[.A9]" office:value-type="float" office:value="2.1828">
            <text:p>2.1828</text:p>
          </table:table-cell>
          <table:table-cell table:formula="of:=([.F9]-ta)/ta" office:value-type="percentage" office:value="-0.0000909263401756596">
            <text:p>-0.0091%</text:p>
          </table:table-cell>
          <table:table-cell/>
        </table:table-row>
        <table:table-row table:style-name="ro1">
          <table:table-cell office:value-type="float" office:value="0.6">
            <text:p>0.60</text:p>
          </table:table-cell>
          <table:table-cell/>
          <table:table-cell office:value-type="float" office:value="1.3097">
            <text:p>1.3097</text:p>
          </table:table-cell>
          <table:table-cell table:number-columns-repeated="2"/>
          <table:table-cell table:formula="of:=[.C10]/[.A10]" office:value-type="float" office:value="2.18283333333333">
            <text:p>2.1828</text:p>
          </table:table-cell>
          <table:table-cell table:formula="of:=([.F10]-ta)/ta" office:value-type="percentage" office:value="-0.0000756568228332087">
            <text:p>-0.0076%</text:p>
          </table:table-cell>
          <table:table-cell/>
        </table:table-row>
        <table:table-row table:style-name="ro1">
          <table:table-cell office:value-type="float" office:value="0.7">
            <text:p>0.70</text:p>
          </table:table-cell>
          <table:table-cell/>
          <table:table-cell office:value-type="float" office:value="1.528">
            <text:p>1.5280</text:p>
          </table:table-cell>
          <table:table-cell table:number-columns-repeated="2"/>
          <table:table-cell table:formula="of:=[.C11]/[.A11]" office:value-type="float" office:value="2.18285714285714">
            <text:p>2.1829</text:p>
          </table:table-cell>
          <table:table-cell table:formula="of:=([.F11]-ta)/ta" office:value-type="percentage" office:value="-0.0000647500247312256">
            <text:p>-0.0065%</text:p>
          </table:table-cell>
          <table:table-cell/>
        </table:table-row>
        <table:table-row table:style-name="ro1">
          <table:table-cell office:value-type="float" office:value="0.8">
            <text:p>0.80</text:p>
          </table:table-cell>
          <table:table-cell/>
          <table:table-cell office:value-type="float" office:value="1.7464">
            <text:p>1.7464</text:p>
          </table:table-cell>
          <table:table-cell table:number-columns-repeated="2"/>
          <table:table-cell table:formula="of:=[.C12]/[.A12]" office:value-type="float" office:value="2.183">
            <text:p>2.1830</text:p>
          </table:table-cell>
          <table:table-cell table:formula="of:=([.F12]-ta)/ta" office:value-type="percentage" office:value="0.000000690763879655966">
            <text:p>0.0001%</text:p>
          </table:table-cell>
          <table:table-cell/>
        </table:table-row>
        <table:table-row table:style-name="ro1">
          <table:table-cell office:value-type="float" office:value="0.9">
            <text:p>0.90</text:p>
          </table:table-cell>
          <table:table-cell/>
          <table:table-cell office:value-type="float" office:value="1.9648">
            <text:p>1.9648</text:p>
          </table:table-cell>
          <table:table-cell table:number-columns-repeated="2"/>
          <table:table-cell table:formula="of:=[.C13]/[.A13]" office:value-type="float" office:value="2.18311111111111">
            <text:p>2.1831</text:p>
          </table:table-cell>
          <table:table-cell table:formula="of:=([.F13]-ta)/ta" office:value-type="percentage" office:value="0.0000515891550214301">
            <text:p>0.0052%</text:p>
          </table:table-cell>
          <table:table-cell/>
        </table:table-row>
        <table:table-row table:style-name="ro1">
          <table:table-cell office:value-type="float" office:value="1">
            <text:p>1.00</text:p>
          </table:table-cell>
          <table:table-cell/>
          <table:table-cell office:value-type="float" office:value="2.1833">
            <text:p>2.1833</text:p>
          </table:table-cell>
          <table:table-cell table:number-columns-repeated="2"/>
          <table:table-cell table:formula="of:=[.C14]/[.A14]" office:value-type="float" office:value="2.1833">
            <text:p>2.1833</text:p>
          </table:table-cell>
          <table:table-cell table:formula="of:=([.F14]-ta)/ta" office:value-type="percentage" office:value="0.000138116419962731">
            <text:p>0.0138%</text:p>
          </table:table-cell>
          <table:table-cell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P600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4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string">
            <text:p>PA</text:p>
          </table:table-cell>
          <table:table-cell office:value-type="string">
            <text:p>PB</text:p>
          </table:table-cell>
          <table:table-cell office:value-type="string">
            <text:p>dBmA</text:p>
          </table:table-cell>
          <table:table-cell office:value-type="string">
            <text:p>dBmB</text:p>
          </table:table-cell>
        </table:table-row>
        <table:table-row table:style-name="ro1">
          <table:table-cell office:value-type="float" office:value="9999999999">
            <text:p>9999999999</text:p>
          </table:table-cell>
          <table:table-cell office:value-type="float" office:value="6.991">
            <text:p>6.991</text:p>
          </table:table-cell>
          <table:table-cell office:value-type="float" office:value="6.969">
            <text:p>6.969</text:p>
          </table:table-cell>
          <table:table-cell table:number-columns-repeated="4"/>
          <table:table-cell table:formula="of:=20*LOG([.B2]/SQRT(0.6);10)" office:value-type="float" office:value="19.1092735387437">
            <text:p>19.1092735387</text:p>
          </table:table-cell>
          <table:table-cell table:formula="of:=20*LOG([.C2]/SQRT(0.6);10)" office:value-type="float" office:value="19.0818967865615">
            <text:p>19.0818967866</text:p>
          </table:table-cell>
        </table:table-row>
        <table:table-row table:style-name="ro1">
          <table:table-cell office:value-type="float" office:value="983.2">
            <text:p>983.2</text:p>
          </table:table-cell>
          <table:table-cell office:value-type="float" office:value="6.919">
            <text:p>6.919</text:p>
          </table:table-cell>
          <table:table-cell office:value-type="float" office:value="6.897">
            <text:p>6.897</text:p>
          </table:table-cell>
          <table:table-cell table:formula="of:=([.B2]-[.B3])*[.$A3]/[.B3]" office:value-type="float" office:value="10.2313051018932">
            <text:p>10.231</text:p>
          </table:table-cell>
          <table:table-cell table:formula="of:=([.C2]-[.C3])*[.$A3]/[.C3]" office:value-type="float" office:value="10.2639408438452">
            <text:p>10.264</text:p>
          </table:table-cell>
          <table:table-cell table:formula="of:=[.B3]*[.B3]/[.$A3]" office:value-type="float" office:value="0.0486905624491457">
            <text:p>0.049</text:p>
          </table:table-cell>
          <table:table-cell table:formula="of:=[.C3]*[.C3]/[.$A3]" office:value-type="float" office:value="0.0483814168022783">
            <text:p>0.048</text:p>
          </table:table-cell>
          <table:table-cell table:number-columns-repeated="2"/>
        </table:table-row>
        <table:table-row table:style-name="ro1">
          <table:table-cell office:value-type="float" office:value="50.04">
            <text:p>50.04</text:p>
          </table:table-cell>
          <table:table-cell office:value-type="float" office:value="5.794">
            <text:p>5.794</text:p>
          </table:table-cell>
          <table:table-cell office:value-type="float" office:value="5.771">
            <text:p>5.771</text:p>
          </table:table-cell>
          <table:table-cell table:formula="of:=([.B3]-[.B4])*[.$A4]/[.B4]" office:value-type="float" office:value="9.7160856057991">
            <text:p>9.716</text:p>
          </table:table-cell>
          <table:table-cell table:formula="of:=([.C3]-[.C4])*[.$A4]/[.C4]" office:value-type="float" office:value="9.76347946629701">
            <text:p>9.763</text:p>
          </table:table-cell>
          <table:table-cell table:formula="of:=[.B4]*[.B4]/[.$A4]" office:value-type="float" office:value="0.670872022382095">
            <text:p>0.671</text:p>
          </table:table-cell>
          <table:table-cell table:formula="of:=[.C4]*[.C4]/[.$A4]" office:value-type="float" office:value="0.66555637490008">
            <text:p>0.66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float" office:value="6.971">
            <text:p>6.9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.939">
            <text:p>6.939</text:p>
          </table:table-cell>
          <table:table-cell table:formula="of:=[.C6]-[.C7]" office:value-type="float" office:value="0.032">
            <text:p>0.032</text:p>
          </table:table-cell>
          <table:table-cell table:formula="of:=[.D7]/[.D3]" office:value-type="float" office:value="0.0031276557273303">
            <text:p>0.003</text:p>
          </table:table-cell>
          <table:table-cell table:formula="of:=[.C7]/[.E7]" office:value-type="float" office:value="2218.59456568866">
            <text:p>2218.595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float" office:value="7837500">
            <text:p>78375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1]" office:value-type="float" office:value="7837500">
            <text:p>78375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2]/2^24" office:value-type="float" office:value="0.467151403427124">
            <text:p>0.4671514034</text:p>
          </table:table-cell>
          <table:table-cell table:number-columns-repeated="6"/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ta" table:base-cell-address="$Line.$H$2" table:cell-range-address="$Line.$H$2"/>
      </table:named-expressions>
      <table:database-ranges>
        <table:database-range table:target-range-address="Line.A1:Line.E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percentage-style style:name="N120">
      <number:number number:decimal-places="4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6">06/26/2011</text:date>, <text:time>23:3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ncan Gray</meta:initial-creator>
    <meta:creation-date>2011-06-25T22:43:28</meta:creation-date>
    <dc:date>2011-06-26T23:39:39</dc:date>
    <dc:creator>Duncan Gray</dc:creator>
    <meta:editing-duration>PT2H3M13S</meta:editing-duration>
    <meta:editing-cycles>6</meta:editing-cycles>
    <meta:generator>LibreOffice/3.3$Unix LibreOffice_project/330m19$Build-202</meta:generator>
    <meta:document-statistic meta:table-count="3" meta:cell-count="96" meta:object-count="0"/>
  </office:meta>
</office:document-meta>
</file>